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20000D8510000056069BD46F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" style:family="paragraph" style:parent-style-name="Standard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" style:family="paragraph" style:parent-style-name="Standard">
      <style:paragraph-properties fo:margin-left="0.714cm" fo:margin-right="0cm" fo:text-align="justify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" style:family="paragraph" style:parent-style-name="Standard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font-weight="bold" fo:background-color="transparent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style:text-underline-style="solid" style:text-underline-width="auto" style:text-underline-color="font-color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6" style:family="paragraph" style:parent-style-name="Standard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 fo:break-before="pag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font-weight="bold" fo:background-color="transparent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font-weight="bold" fo:background-color="transparent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font-weight="bold" fo:background-color="#ff0000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/>
        <style:background-image/>
      </style:paragraph-properties>
      <style:text-properties style:use-window-font-color="true" style:font-name="Arial" fo:font-size="10pt" fo:language="es" fo:country="CO" fo:font-weight="bold" fo:background-color="#ffff00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font-weight="bold" fo:background-color="#ffff00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/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/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00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00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n" fo:country="GB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n" fo:country="GB" fo:background-color="#ffff00" style:font-size-asian="10pt" style:language-asian="zxx" style:country-asian="none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4pt" fo:language="es" fo:country="CO" style:text-underline-style="none" fo:font-weight="bold" fo:background-color="transparent" style:font-name-asian="Times New Roman" style:font-size-asian="14pt" style:language-asian="zxx" style:country-asian="none" style:font-weight-asian="bold" style:font-name-complex="Arial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text-underline-style="solid" style:text-underline-width="auto" style:text-underline-color="font-color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text-underline-style="solid" style:text-underline-width="auto" style:text-underline-color="font-color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s" fo:country="CO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fo:language="en" fo:country="GB" style:language-asian="zxx" style:country-asian="none" style:language-complex="ar" style:country-complex="SA"/>
    </style:style>
    <style:style style:name="P4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font-name="Arial" fo:font-size="10pt" fo:language="en" fo:country="GB" fo:background-color="#ffff00" style:font-size-asian="10pt" style:language-asian="zxx" style:country-asian="none" style:font-size-complex="10pt" style:language-complex="ar" style:country-complex="SA"/>
    </style:style>
    <style:style style:name="P42" style:family="paragraph" style:parent-style-name="Standard">
      <style:paragraph-properties fo:orphans="2" fo:widows="2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3" style:family="paragraph" style:parent-style-name="Text_20_body" style:master-page-name="">
      <style:paragraph-properties fo:margin-left="0cm" fo:margin-right="0.24cm" fo:text-align="start" style:justify-single-word="false" fo:orphans="2" fo:widows="2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use-window-font-color="true" style:font-name="Arial" fo:font-size="10pt" fo:language="es" fo:country="CO" officeooo:paragraph-rsid="00182686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4" style:family="paragraph" style:parent-style-name="Standard" style:list-style-name="WW8Num3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5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6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language="es" fo:country="CO" fo:background-color="transparent" style:language-asian="zxx" style:country-asian="none" style:language-complex="ar" style:country-complex="SA"/>
    </style:style>
    <style:style style:name="P47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language="es" fo:country="CO" fo:background-color="#ffff00" style:language-asian="zxx" style:country-asian="none" style:language-complex="ar" style:country-complex="SA"/>
    </style:style>
    <style:style style:name="P48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fo:language="es" fo:country="CO" fo:background-color="#ffff00" style:language-asian="zxx" style:country-asian="none" style:language-complex="ar" style:country-complex="SA"/>
    </style:style>
    <style:style style:name="P49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fo:language="es" fo:country="CO" fo:background-color="#ffff00" style:language-asian="zxx" style:country-asian="none" style:language-complex="ar" style:country-complex="SA"/>
    </style:style>
    <style:style style:name="P50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fo:language="es" fo:country="CO" fo:background-color="transparent" style:language-asian="zxx" style:country-asian="none" style:language-complex="ar" style:country-complex="SA"/>
    </style:style>
    <style:style style:name="P51" style:family="paragraph" style:parent-style-name="Standard" style:list-style-name="WW8Num2">
      <style:paragraph-properties fo:margin-left="0.714cm" fo:margin-right="0cm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</style:style>
    <style:style style:name="P52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3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s" fo:country="CO" fo:background-color="#94bd5e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4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fo:background-color="#ffff00"/>
    </style:style>
    <style:style style:name="P55" style:family="paragraph" style:parent-style-name="Standard" style:list-style-name="WW8Num2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6" style:family="paragraph" style:parent-style-name="Standard" style:list-style-name="WW8Num2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#ffff0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7" style:family="paragraph" style:parent-style-name="Standard" style:list-style-name="WW8Num2">
      <style:paragraph-properties fo:margin-left="0cm" fo:margin-right="0cm" fo:orphans="2" fo:widows="2" fo:text-indent="0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8" style:family="paragraph" style:parent-style-name="Text_20_body" style:master-page-name="Standard">
      <style:paragraph-properties fo:margin-left="0cm" fo:margin-right="0cm" fo:text-align="start" style:justify-single-word="false" fo:orphans="2" fo:widows="2" fo:text-indent="0cm" style:auto-text-indent="false" style:page-number="auto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9" style:family="paragraph" style:parent-style-name="Text_20_body" style:list-style-name="WW8Num3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60" style:family="paragraph" style:parent-style-name="Text_20_body" style:list-style-name="WW8Num2">
      <style:paragraph-properties fo:margin-left="0.714cm" fo:margin-right="0cm" fo:text-align="start" style:justify-single-word="false" fo:orphans="2" fo:widows="2" fo:text-indent="-0.714cm" style:auto-text-indent="false" fo:background-color="transparent">
        <style:tab-stops>
          <style:tab-stop style:position="0.714cm"/>
        </style:tab-stops>
        <style:background-image/>
      </style:paragraph-properties>
      <style:text-properties style:use-window-font-color="true" style:font-name="Arial" fo:language="es" fo:country="CO" fo:background-color="transparent" style:language-asian="zxx" style:country-asian="none" style:language-complex="ar" style:country-complex="SA"/>
    </style:style>
    <style:style style:name="T1" style:family="text">
      <style:text-properties style:use-window-font-color="true" style:font-name="Arial" fo:font-size="10pt" fo:language="es" fo:country="CO" fo:font-style="italic" fo:background-color="transparent" style:font-name-asian="Times New Roman" style:font-size-asian="10pt" style:language-asian="zxx" style:country-asian="none" style:font-style-asian="italic" style:font-name-complex="Arial" style:font-size-complex="10pt" style:language-complex="ar" style:country-complex="SA"/>
    </style:style>
    <style:style style:name="T2" style:family="text">
      <style:text-properties style:use-window-font-color="true" style:font-name="Arial" fo:font-size="10pt" fo:language="es" fo:country="CO" fo:font-style="italic" fo:background-color="transparent" style:font-name-asian="Times New Roman" style:font-size-asian="10pt" style:language-asian="zxx" style:country-asian="none" style:font-style-asian="italic" style:font-name-complex="Arial" style:font-size-complex="10pt" style:language-complex="ar" style:country-complex="SA" style:font-style-complex="italic"/>
    </style:style>
    <style:style style:name="T3" style:family="text">
      <style:text-properties style:use-window-font-color="true" style:font-name="Arial" fo:font-size="10pt" fo:language="es" fo:country="CO" fo:font-style="italic" style:font-name-asian="Times New Roman" style:font-size-asian="10pt" style:language-asian="zxx" style:country-asian="none" style:font-style-asian="italic" style:font-name-complex="Arial" style:font-size-complex="10pt" style:language-complex="ar" style:country-complex="SA" style:font-style-complex="italic"/>
    </style:style>
    <style:style style:name="T4" style:family="text">
      <style:text-properties style:use-window-font-color="true" style:font-name="Arial" fo:font-size="10pt" fo:language="es" fo:country="CO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5" style:family="text">
      <style:text-properties style:use-window-font-color="true" style:font-name="Arial" fo:font-size="10pt" fo:language="es" fo:country="CO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es" fo:country="CO" fo:font-style="normal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7" style:family="text">
      <style:text-properties style:use-window-font-color="true" style:font-name="Arial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8" style:family="text">
      <style:text-properties style:use-window-font-color="true" style:font-name="Arial" fo:font-size="10pt" style:font-name-asian="Times New Roman" style:font-size-asian="10pt" style:font-name-complex="Arial" style:font-size-complex="10pt"/>
    </style:style>
    <style:style style:name="T9" style:family="text">
      <style:text-properties style:use-window-font-color="true" style:font-name-asian="Times New Roman" style:font-name-complex="Arial"/>
    </style:style>
    <style:style style:name="T10" style:family="text">
      <style:text-properties style:use-window-font-color="true" style:font-name-asian="Helvetica" style:font-name-complex="Helvetic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rial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style:font-name-asian="Times New Roman" style:font-size-asian="10pt" style:font-name-complex="Arial" style:font-size-complex="10pt"/>
    </style:style>
    <style:style style:name="T14" style:family="text">
      <style:text-properties fo:color="#008000" style:font-name="Arial" fo:font-size="10pt" fo:language="es" fo:country="CO" style:text-underline-style="none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5" style:family="text">
      <style:text-properties style:font-name-asian="Times New Roman" style:font-name-complex="Arial"/>
    </style:style>
    <style:style style:name="T16" style:family="text">
      <style:text-properties style:font-name-asian="Helvetica" style:font-name-complex="Helvetica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0pt" fo:font-style="italic" style:font-name-asian="Times New Roman" style:font-size-asian="10pt" style:font-style-asian="italic" style:font-name-complex="Arial" style:font-size-complex="10pt"/>
    </style:style>
    <style:style style:name="T19" style:family="text">
      <style:text-properties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20" style:family="text">
      <style:text-properties fo:font-size="10pt" fo:font-style="italic" fo:background-color="#ffff00" style:font-name-asian="Times New Roman" style:font-size-asian="10pt" style:font-style-asian="italic" style:font-name-complex="Arial" style:font-size-complex="10pt" style:font-style-complex="italic"/>
    </style:style>
    <style:style style:name="T21" style:family="text">
      <style:text-properties fo:font-size="10pt" style:font-name-asian="Times New Roman" style:font-size-asian="10pt" style:font-name-complex="Arial" style:font-size-complex="10pt"/>
    </style:style>
    <style:style style:name="T22" style:family="text">
      <style:text-properties fo:font-size="10pt" fo:font-style="normal" style:font-name-asian="Times New Roman" style:font-size-asian="10pt" style:font-style-asian="normal" style:font-name-complex="Arial" style:font-size-complex="10pt" style:font-style-complex="normal"/>
    </style:style>
    <style:style style:name="T23" style:family="text">
      <style:text-properties fo:font-size="10pt" fo:background-color="#ffff00" style:font-name-asian="Times New Roman" style:font-size-asian="10pt" style:font-name-complex="Arial" style:font-size-complex="10pt"/>
    </style:style>
    <style:style style:name="T24" style:family="text">
      <style:text-properties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background-color="#ffff00"/>
    </style:style>
    <style:style style:name="T26" style:family="text">
      <style:text-properties officeooo:rsid="00182686"/>
    </style:style>
    <style:style style:name="T27" style:family="text">
      <style:text-properties officeooo:rsid="001a033b"/>
    </style:style>
    <style:style style:name="T28" style:family="text">
      <style:text-properties officeooo:rsid="001aa588"/>
    </style:style>
    <style:style style:name="fr1" style:family="graphic" style:parent-style-name="Graphics">
      <style:graphic-properties fo:margin-left="0cm" fo:margin-right="0cm" style:vertical-pos="top" style:vertical-rel="baseline" fo:background-color="#aca89a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áficos1" text:anchor-type="as-char" svg:width="16.501cm" svg:height="0.041cm" draw:z-index="0"><draw:image xlink:href="Pictures/200000120000D8510000056069BD46F8.wmf" xlink:type="simple" xlink:show="embed" xlink:actuate="onLoad"/></draw:frame></text:p>
      <text:p text:style-name="P12"/>
      <text:p text:style-name="P28">NIKI SEHMI</text:p>
      <text:p text:style-name="P12"/>
      <text:p text:style-name="P43">Soy desarrollador interactivo, con 13 años de experiencia haciendo sitios web, juegos <text:span text:style-name="T27">y</text:span> 3D. La gama de habilidades que he aprendido me hacen bastante flexible para contribuir a muchos aspectos del proceso de producción, enfocándome especialmente en ActionScript<text:span text:style-name="T26"> </text:span><text:span text:style-name="T28">y</text:span><text:span text:style-name="T26"> JavaScript</text:span>. A través de mi carrera he enseñado a grupos y personas programación, construcción de sitios web, procesos de video y animación.</text:p>
      <text:p text:style-name="P13"/>
      <text:p text:style-name="P30"><draw:frame draw:style-name="fr1" draw:name="gráficos2" text:anchor-type="as-char" svg:width="16.501cm" svg:height="0.041cm" draw:z-index="1"><draw:image xlink:href="Pictures/200000120000D8510000056069BD46F8.wmf" xlink:type="simple" xlink:show="embed" xlink:actuate="onLoad"/></draw:frame></text:p>
      <text:p text:style-name="P15">SITIO WEB</text:p>
      <text:p text:style-name="P14"/>
      <text:p text:style-name="P29"><text:span text:style-name="Internet_20_link"><text:span text:style-name="T14">www.nikart.co.uk</text:span></text:span></text:p>
      <text:p text:style-name="P13"/>
      <text:p text:style-name="P30"><draw:frame draw:style-name="fr1" draw:name="gráficos4" text:anchor-type="as-char" svg:width="16.501cm" svg:height="0.041cm" draw:z-index="7"><draw:image xlink:href="Pictures/200000120000D8510000056069BD46F8.wmf" xlink:type="simple" xlink:show="embed" xlink:actuate="onLoad"/></draw:frame></text:p>
      <text:p text:style-name="P15">PROGRAMACIÓN</text:p>
      <text:p text:style-name="P36"/>
      <text:p text:style-name="P27"><text:span text:style-name="T15">ActionScript 3, 2 y 1</text:span><text:span text:style-name="T16">, HTML, JavaScript, CSS, XML, JSON, PHP, MySQL</text:span><text:span text:style-name="T15">, </text:span><text:span text:style-name="T16">AIR para Android</text:span><text:span text:style-name="T15">.</text:span></text:p>
      <text:p text:style-name="P37"/>
      <text:p text:style-name="P32"><draw:frame draw:style-name="fr1" draw:name="graphics1" text:anchor-type="as-char" svg:width="16.501cm" svg:height="0.041cm" draw:z-index="8"><draw:image xlink:href="Pictures/200000120000D8510000056069BD46F8.wmf" xlink:type="simple" xlink:show="embed" xlink:actuate="onLoad"/></draw:frame></text:p>
      <text:p text:style-name="P34">FRAMEWORKS Y BIBLIOTECAS</text:p>
      <text:p text:style-name="P35"/>
      <text:p text:style-name="P41"><text:span text:style-name="T10">Away3D,</text:span><text:span text:style-name="T10"> Robotlegs MVC, PureMVC, jQuery</text:span><text:span text:style-name="T9">, WordPress</text:span><text:span text:style-name="T10">, Augmented Reality, GreenSock, AS3-Signals, Facebook AS3, Isometr</text:span><text:span text:style-name="T10">ic As3isolib, MegaZine, SCORM, Box2DFlash, Tweetr</text:span><text:span text:style-name="T9">, Flex</text:span><text:span text:style-name="T10">, CodeIgniter</text:span><text:span text:style-name="T9">.</text:span></text:p>
      <text:p text:style-name="P40"/>
      <text:p text:style-name="P32"><draw:frame draw:style-name="fr1" draw:name="gráficos3" text:anchor-type="as-char" svg:width="16.501cm" svg:height="0.041cm" draw:z-index="9"><draw:image xlink:href="Pictures/200000120000D8510000056069BD46F8.wmf" xlink:type="simple" xlink:show="embed" xlink:actuate="onLoad"/></draw:frame></text:p>
      <text:p text:style-name="P34">SOFTWARE</text:p>
      <text:p text:style-name="P33"/>
      <text:p text:style-name="P38">Flash, Photoshop, Eclipse, FDT, Flash Builder, Flash Develop, SVN, Illustrator, 3DS Max, Blender, Final Cut Pro, After Effects, Captivate, Windows, MAC, Android.</text:p>
      <text:p text:style-name="P26"/>
      <text:p text:style-name="P31"><draw:frame draw:style-name="fr1" draw:name="gráficos5" text:anchor-type="as-char" svg:width="16.501cm" svg:height="0.041cm" draw:z-index="2"><draw:image xlink:href="Pictures/200000120000D8510000056069BD46F8.wmf" xlink:type="simple" xlink:show="embed" xlink:actuate="onLoad"/></draw:frame></text:p>
      <text:p text:style-name="P17">HABILIDADES DE VIDEO</text:p>
      <text:p text:style-name="P24"/>
      <text:p text:style-name="P25">Edición, Web streaming, Creación de DVD.</text:p>
      <text:p text:style-name="P23"/>
      <text:p text:style-name="P31"><draw:frame draw:style-name="fr1" draw:name="gráficos6" text:anchor-type="as-char" svg:width="16.501cm" svg:height="0.041cm" draw:z-index="3"><draw:image xlink:href="Pictures/200000120000D8510000056069BD46F8.wmf" xlink:type="simple" xlink:show="embed" xlink:actuate="onLoad"/></draw:frame></text:p>
      <text:p text:style-name="P19">IDIOMAS</text:p>
      <text:p text:style-name="P21"/>
      <text:p text:style-name="P23">Inglés: nativo, Español: avanzado.</text:p>
      <text:p text:style-name="P31"/>
      <text:p text:style-name="P30"><draw:frame draw:style-name="fr1" draw:name="gráficos7" text:anchor-type="as-char" svg:width="16.501cm" svg:height="0.041cm" draw:z-index="4"><draw:image xlink:href="Pictures/200000120000D8510000056069BD46F8.wmf" xlink:type="simple" xlink:show="embed" xlink:actuate="onLoad"/></draw:frame></text:p>
      <text:p text:style-name="P16">EDUCACIÓN</text:p>
      <text:p text:style-name="P3"/>
      <text:list xml:id="list1207674622" text:style-name="WW8Num3">
        <text:list-item>
          <text:p text:style-name="P59">Curso de Papervision 3D y Away 3D, <text:span text:style-name="T25">08</text:span>.</text:p>
        </text:list-item>
      </text:list>
      <text:p text:style-name="P8"><text:tab/><text:span text:style-name="T11">London Flash Platform User Group.</text:span><text:span text:style-name="T11"> </text:span><text:span text:style-name="T17">Londres.</text:span></text:p>
      <text:p text:style-name="P8"/>
      <text:list xml:id="list1715901533" text:continue-numbering="true" text:style-name="WW8Num3">
        <text:list-item>
          <text:p text:style-name="P59">Maestría en Artes Plásticas, <text:span text:style-name="T25">98-00</text:span>.</text:p>
        </text:list-item>
      </text:list>
      <text:p text:style-name="P8"><text:tab/>Universidad <text:span text:style-name="T11">Central St Martins</text:span> de Arte y Diseño. <text:span text:style-name="T17">Londres.</text:span></text:p>
      <text:p text:style-name="P8"><text:tab/>Especialización en video, instalación y arte digital.</text:p>
      <text:p text:style-name="P8"/>
      <text:list xml:id="list1479377232" text:continue-numbering="true" text:style-name="WW8Num3">
        <text:list-item>
          <text:p text:style-name="P59">Cursos de diseño de sitios web, HTML, Photoshop y Premiere, 99-00.</text:p>
        </text:list-item>
      </text:list>
      <text:p text:style-name="P8"><text:tab/><text:span text:style-name="T11">TS2k</text:span> y <text:span text:style-name="T11">Hackney College. </text:span><text:span text:style-name="T17">Londres.</text:span></text:p>
      <text:p text:style-name="P1"/>
      <text:list xml:id="list1207680922" text:continue-numbering="true" text:style-name="WW8Num3">
        <text:list-item>
          <text:p text:style-name="P44">Profesional en Artes plásticas: Graduado con 2-1, 95-98.</text:p>
        </text:list-item>
      </text:list>
      <text:p text:style-name="P1"><text:tab/>Universidad de <text:span text:style-name="T11">Staffordshire. </text:span><text:span text:style-name="T11">Stoke on Trent.</text:span></text:p>
      <text:p text:style-name="P1"><text:tab/>Especialización en video y instalación.</text:p>
      <text:p text:style-name="P1"/>
      <text:list xml:id="list358032274" text:continue-numbering="true" text:style-name="WW8Num3">
        <text:list-item>
          <text:p text:style-name="P44">Curso de fundación de Arte y Diseño: Graduado con distinción, 94-95.</text:p>
        </text:list-item>
      </text:list>
      <text:p text:style-name="P1"><text:tab/>Instituto de Arte y Diseño de <text:span text:style-name="T11">Surrey</text:span>. <text:span text:style-name="T11">Farnham.</text:span></text:p>
      <text:p text:style-name="P1"><text:tab/>Especialización en escultura, dibujo y pintura.</text:p>
      <text:p text:style-name="P1"/>
      <text:list xml:id="list1079457888" text:continue-numbering="true" text:style-name="WW8Num3">
        <text:list-item>
          <text:p text:style-name="P44">Bachiller <text:s/>Académico, A-levels - Arte: A, Física: B, Matemáticas: C, 92-94.</text:p>
        </text:list-item>
      </text:list>
      <text:p text:style-name="P1"><text:tab/>Colegio <text:span text:style-name="T11">France Hill Sixth Form. </text:span><text:span text:style-name="T11">Camberley.</text:span></text:p>
      <text:p text:style-name="P2"/>
      <text:p text:style-name="P10"><draw:frame draw:style-name="fr1" draw:name="gráficos8" text:anchor-type="as-char" svg:width="16.501cm" svg:height="0.041cm" draw:z-index="5"><draw:image xlink:href="Pictures/200000120000D8510000056069BD46F8.wmf" xlink:type="simple" xlink:show="embed" xlink:actuate="onLoad"/></draw:frame></text:p>
      <text:p text:style-name="P4">EXPERIENCIA LABORAL (SELECCIONADO)</text:p>
      <text:p text:style-name="P39"/>
      <text:list xml:id="list1479370932" text:style-name="WW8Num2">
        <text:list-item>
          <text:p text:style-name="P52"><text:span text:style-name="T11">Sky TV Londres</text:span>, 11. Sitio para la serie de TV <text:span text:style-name="T11">Terra Nova</text:span>. 3D, video, paisaje interactivo, <text:span text:style-name="T11">tweets</text:span>.</text:p>
        </text:list-item>
      </text:list>
      <text:p text:style-name="P11"/>
      <text:list xml:id="list1387081424" text:continue-numbering="true" text:style-name="WW8Num2">
        <text:list-item>
          <text:p text:style-name="P54"><text:span text:style-name="T3">Karmarama</text:span><text:span text:style-name="T5">, 10-11. Juegos en </text:span><text:span text:style-name="T3">Facebook</text:span><text:span text:style-name="T5"> para festivales - </text:span><text:span text:style-name="T3">Bestival match 3</text:span><text:span text:style-name="T5"> y </text:span><text:span text:style-name="T3">Reading vs Leeds,</text:span><text:span text:style-name="T5"> con premios y seguridad para evitar engaños. Clientes incluyen </text:span><text:span text:style-name="T3">Gaymers</text:span><text:span text:style-name="T5">, </text:span><text:span text:style-name="T3">Nintendo</text:span><text:span text:style-name="T5"> y </text:span><text:span text:style-name="T3">Betfair</text:span><text:span text:style-name="T5">.</text:span></text:p>
        </text:list-item>
      </text:list>
      <text:p text:style-name="P39"/>
      <text:list xml:id="list475229000" text:continue-numbering="true" text:style-name="WW8Num2">
        <text:list-item>
          <text:p text:style-name="P54"><text:span text:style-name="T3">Crearmedia, Colombia</text:span><text:span text:style-name="T5">, 11. Cuestionario donde se puede construir una ciudad isométrica utilizando </text:span><text:span text:style-name="T3">As3isolib</text:span><text:span text:style-name="T5">, </text:span><text:span text:style-name="T3">Robotlegs</text:span><text:span text:style-name="T5"> y </text:span><text:span text:style-name="T3">Signals</text:span><text:span text:style-name="T5"> que guarda datos a </text:span><text:span text:style-name="T3">SCORM</text:span><text:span text:style-name="T5">. E-learning para Banco </text:span><text:span text:style-name="T3">BCSC</text:span><text:span text:style-name="T5">.</text:span></text:p>
        </text:list-item>
        <text:list-item>
          <text:p text:style-name="P53">Juego de carros con fisico, varios pistas y concurso. Aplicación e-learning que guarda datos de SCORM en plataformas multiples con contenido XML.</text:p>
          <text:p text:style-name="P55"/>
        </text:list-item>
        <text:list-item>
          <text:p text:style-name="P54"><text:span text:style-name="T3">Brandcasting</text:span><text:span text:style-name="T5">, 11. Libro personalizado en </text:span><text:span text:style-name="T3">MegaZine</text:span><text:span text:style-name="T5"> para </text:span><text:span text:style-name="T3">UrbanExplorer</text:span><text:span text:style-name="T5"> con un sistema de registro.</text:span></text:p>
          <text:p text:style-name="P55"/>
        </text:list-item>
        <text:list-item>
          <text:p text:style-name="P54"><text:span text:style-name="T3">Darma, Colombia</text:span><text:span text:style-name="T5">, 11. Sitio multilingüe en </text:span><text:span text:style-name="T3">WordPress </text:span><text:span text:style-name="T6">con tema personalizado</text:span><text:span text:style-name="T5">, HTML, CSS, JavaScript, PHP.</text:span></text:p>
          <text:p text:style-name="P56"/>
        </text:list-item>
        <text:list-item>
          <text:p text:style-name="P49"><text:span text:style-name="T7">Acknowledgement</text:span><text:span text:style-name="T8">, 10. Juego para </text:span><text:span text:style-name="T7">Avis</text:span><text:span text:style-name="T8"> usando </text:span><text:span text:style-name="T7">Robotlegs</text:span><text:span text:style-name="T8"> que envía las puntuaciones a muros de </text:span><text:span text:style-name="T7">Facebook</text:span><text:span text:style-name="T8">. Concurso sobre el mundial para </text:span><text:span text:style-name="T7">Avis,</text:span><text:span text:style-name="T8"> en 6 idiomas, usando </text:span><text:span text:style-name="T7">PureMVC</text:span><text:span text:style-name="T8">.</text:span></text:p>
          <text:p text:style-name="P57"/>
        </text:list-item>
        <text:list-item>
          <text:p text:style-name="P48"><text:span text:style-name="T12">Away Media</text:span><text:span text:style-name="T13">, 10. Corazón animado en </text:span><text:span text:style-name="T12">Away3D</text:span><text:span text:style-name="T13"> usando </text:span><text:span text:style-name="T12">Augmented Reality (</text:span><text:span text:style-name="T24">Realidad Aumentada)</text:span><text:span text:style-name="T13">.</text:span></text:p>
        </text:list-item>
      </text:list>
      <text:p text:style-name="P7"/>
      <text:list xml:id="list1562327471" text:continue-numbering="true" text:style-name="WW8Num2">
        <text:list-item>
          <text:p text:style-name="P51"><text:span text:style-name="T2">Aracil, USA, Suiza, Vietnam</text:span><text:span text:style-name="T4">, 05-10. Sitio en </text:span><text:span text:style-name="T2">WordPress</text:span><text:span text:style-name="T4"> de bolos y la integración de </text:span><text:span text:style-name="T2">PayPal</text:span><text:span text:style-name="T4"> en el sitio web de </text:span><text:span text:style-name="T2">Silk Fang</text:span><text:span text:style-name="T4">, PHP, HTML, CSS y JavaScript. Sitio web de la compañía de muebles </text:span><text:span text:style-name="T1">Althorp Living History</text:span><text:span text:style-name="T4">.</text:span></text:p>
        </text:list-item>
      </text:list>
      <text:p text:style-name="P2"/>
      <text:list xml:id="list1635460892" text:continue-numbering="true" text:style-name="WW8Num2">
        <text:list-item>
          <text:p text:style-name="P50"><text:span text:style-name="T7">Six y Duffy Design Concepts</text:span><text:span text:style-name="T8">, 02-10. PHP para una tienda en línea fotográfica. Animación en 3D para KEF. Micrositios con streaming de video. Cd-roms de showreels, corporativos y e-learning.</text:span></text:p>
        </text:list-item>
      </text:list>
      <text:p text:style-name="P2"/>
      <text:list xml:id="list280737908" text:continue-numbering="true" text:style-name="WW8Num2">
        <text:list-item>
          <text:p text:style-name="P49"><text:span text:style-name="T7">Notion Digital</text:span><text:span text:style-name="T8">, 08-10. Juego usando el motor de física </text:span><text:span text:style-name="T7">Box2D</text:span><text:span text:style-name="T8">, sitio web del </text:span><text:span text:style-name="T7">Platinum y </text:span><text:span text:style-name="T7">CharacterLab</text:span><text:span text:style-name="T8">.</text:span></text:p>
        </text:list-item>
      </text:list>
      <text:p text:style-name="P42"/>
      <text:list xml:id="list1220654961" text:continue-numbering="true" text:style-name="WW8Num2">
        <text:list-item>
          <text:p text:style-name="P45">Fundación Tiempo de Juego, Colombia, 09. Profesor de animación y programación para niños.</text:p>
        </text:list-item>
      </text:list>
      <text:p text:style-name="P5"/>
      <text:list xml:id="list1516857400" text:continue-numbering="true" text:style-name="WW8Num2">
        <text:list-item>
          <text:p text:style-name="P46"><text:span text:style-name="T19">The Web Well</text:span><text:span text:style-name="T21">, 07-08. Micrositios con CMSs incluyen </text:span><text:span text:style-name="T18">Zubi, Bestival </text:span><text:span text:style-name="T22">y</text:span><text:span text:style-name="T18"> Claro</text:span><text:span text:style-name="T21">.</text:span></text:p>
        </text:list-item>
      </text:list>
      <text:p text:style-name="P2"/>
      <text:list xml:id="list1924156027" text:continue-numbering="true" text:style-name="WW8Num2">
        <text:list-item>
          <text:p text:style-name="P46"><text:span text:style-name="T19">Joshua G2</text:span><text:span text:style-name="T21">, 08. Sitio para </text:span><text:span text:style-name="T18">James Bond Heineken</text:span><text:span text:style-name="T21">. Localización de contenido XML.</text:span></text:p>
        </text:list-item>
      </text:list>
      <text:p text:style-name="P5"/>
      <text:list xml:id="list1212632680" text:continue-numbering="true" text:style-name="WW8Num2">
        <text:list-item>
          <text:p text:style-name="P46"><text:span text:style-name="T19">Vidzone</text:span><text:span text:style-name="T21">, 08. Desarrollo para el sitio web de streaming de videos musicales.</text:span></text:p>
        </text:list-item>
      </text:list>
      <text:p text:style-name="P2"/>
      <text:list xml:id="list1976169794" text:continue-numbering="true" text:style-name="WW8Num2">
        <text:list-item>
          <text:p text:style-name="P46"><text:span text:style-name="T19">Haygarth</text:span><text:span text:style-name="T21">, 06-08. </text:span><text:span text:style-name="T21">Sistema de partículas con preguntas para el servicio de información </text:span><text:span text:style-name="T19">118 118</text:span><text:span text:style-name="T21"> y sistema de datos en vivo. Otros clientes incluyen </text:span><text:span text:style-name="T18">Nokia y Gillette</text:span><text:span text:style-name="T21">.</text:span></text:p>
        </text:list-item>
      </text:list>
      <text:p text:style-name="P2"/>
      <text:list xml:id="list1382170320" text:continue-numbering="true" text:style-name="WW8Num2">
        <text:list-item>
          <text:p text:style-name="P46"><text:span text:style-name="T19">BigKid</text:span><text:span text:style-name="T21">, 08. Sitios web incluyen: </text:span><text:span text:style-name="T18">Sears, Jam, The Week </text:span><text:span text:style-name="T22">y</text:span><text:span text:style-name="T18"> The Bookseller</text:span><text:span text:style-name="T21">.</text:span></text:p>
        </text:list-item>
      </text:list>
      <text:p text:style-name="P2"/>
      <text:list xml:id="list1684485705" text:continue-numbering="true" text:style-name="WW8Num2">
        <text:list-item>
          <text:p text:style-name="P46"><text:span text:style-name="T19">LondonTown.com</text:span><text:span text:style-name="T21">, 07. Proyectos AS3 y 2 de animación.</text:span></text:p>
        </text:list-item>
      </text:list>
      <text:p text:style-name="P2"/>
      <text:list xml:id="list1752852598" text:continue-numbering="true" text:style-name="WW8Num2">
        <text:list-item>
          <text:p text:style-name="P46"><text:span text:style-name="T19">Radical Departures</text:span><text:span text:style-name="T21">, 03-07. Cd-rom multilingües para proyectos e-learning de salud. Los clientes incluyen </text:span><text:span text:style-name="T18">Solvay, AstraZeneca, Yamanouchi, Pfizer </text:span><text:span text:style-name="T22">y</text:span><text:span text:style-name="T18"> Roche</text:span><text:span text:style-name="T21">.</text:span></text:p>
        </text:list-item>
      </text:list>
      <text:p text:style-name="P2"/>
      <text:list xml:id="list1891472104" text:continue-numbering="true" text:style-name="WW8Num2">
        <text:list-item>
          <text:p text:style-name="P47"><text:span text:style-name="T19">Dare Digital</text:span><text:span text:style-name="T21">, 05. Juego combinación de video &amp; animaciones de Slate 20. Los clientes incluyen </text:span><text:span text:style-name="T18">Sony Ericsson, Vodafone </text:span><text:span text:style-name="T22">y</text:span><text:span text:style-name="T18"> Barclays</text:span><text:span text:style-name="T21">.</text:span></text:p>
        </text:list-item>
      </text:list>
      <text:p text:style-name="P2"/>
      <text:list xml:id="list1649752451" text:continue-numbering="true" text:style-name="WW8Num2">
        <text:list-item>
          <text:p text:style-name="P46"><text:span text:style-name="T19">Antersite</text:span><text:span text:style-name="T21">, 00-05. Creación de sitios web, incluyendo </text:span><text:span text:style-name="T18">David Morris, Antersite </text:span><text:span text:style-name="T22">y</text:span><text:span text:style-name="T18"> TS2k</text:span><text:span text:style-name="T21">. Entrenamiento.</text:span></text:p>
        </text:list-item>
      </text:list>
      <text:p text:style-name="P2"/>
      <text:list xml:id="list2106604604" text:continue-numbering="true" text:style-name="WW8Num2">
        <text:list-item>
          <text:p text:style-name="P60"><text:span text:style-name="T19">Animatter</text:span><text:span text:style-name="T21">, 02-04. Cd-rom multilingüe para crear el currículum vitae de personas con dificultades de aprendizaje, incluye dibujos animados y juegos. Cd-rom de </text:span><text:span text:style-name="T19">Poetry Society</text:span><text:span text:style-name="T21"> para escuelas.</text:span></text:p>
        </text:list-item>
      </text:list>
      <text:p text:style-name="P5"/>
      <text:list xml:id="list1019218403" text:continue-numbering="true" text:style-name="WW8Num2">
        <text:list-item>
          <text:p text:style-name="P51"><text:span text:style-name="T2">Codeface</text:span><text:span text:style-name="T4">, 01-03. </text:span><text:span text:style-name="body1"><text:span text:style-name="T4">Juego </text:span></text:span><text:span text:style-name="body1"><text:span text:style-name="T1">Whiplash</text:span></text:span><text:span text:style-name="body1"><text:span text:style-name="T4"> para </text:span></text:span><text:span text:style-name="body1"><text:span text:style-name="T1">Wacom</text:span></text:span><text:span text:style-name="T4">. </text:span><text:span text:style-name="body1"><text:span text:style-name="T4">Juegos de e-learning para </text:span></text:span><text:span text:style-name="body1"><text:span text:style-name="T1">BBC</text:span></text:span><text:span text:style-name="T4">. Sitios web incluyen </text:span><text:span text:style-name="T2">The London Drug &amp; Alcohol Network</text:span><text:span text:style-name="body1"><text:span text:style-name="T4">.</text:span></text:span></text:p>
        </text:list-item>
      </text:list>
      <text:p text:style-name="P2"/>
      <text:list xml:id="list405174166" text:continue-numbering="true" text:style-name="WW8Num2">
        <text:list-item>
          <text:p text:style-name="P47"><text:span text:style-name="T19">Notting Hill Electronic Publishing</text:span><text:span text:style-name="T21">, </text:span><text:span text:style-name="T21">01</text:span><text:span text:style-name="T21">. Gráficos de video para </text:span><text:span text:style-name="T18">Saatchi &amp; Saatchi</text:span><text:span text:style-name="T21">.</text:span></text:p>
        </text:list-item>
      </text:list>
      <text:p text:style-name="P2"/>
      <text:list xml:id="list970090389" text:continue-numbering="true" text:style-name="WW8Num2">
        <text:list-item>
          <text:p text:style-name="P46"><text:span text:style-name="T20">TS2k</text:span><text:span text:style-name="T23"> y </text:span><text:span text:style-name="T20">QB Fox</text:span><text:span text:style-name="T23">,</text:span><text:span text:style-name="T21"> </text:span><text:span text:style-name="T23">99-00</text:span><text:span text:style-name="T21">. Creación de sitios web para participantes de </text:span><text:span text:style-name="T18">TS2k</text:span><text:span text:style-name="T21">. Facilitación de cursos.</text:span></text:p>
        </text:list-item>
      </text:list>
      <text:p text:style-name="P6"/>
      <text:p text:style-name="P9"><draw:frame draw:style-name="fr1" draw:name="gráficos9" text:anchor-type="as-char" svg:width="16.501cm" svg:height="0.041cm" draw:z-index="6"><draw:image xlink:href="Pictures/200000120000D8510000056069BD46F8.wmf" xlink:type="simple" xlink:show="embed" xlink:actuate="onLoad"/></draw:frame></text:p>
      <text:p text:style-name="P18">INTERESES</text:p>
      <text:p text:style-name="P22"><text:soft-page-break/></text:p>
      <text:p text:style-name="P20">Viajar, Instalaciones de arte, Música, Cocina, Fotografía, Video-arte, Ciclismo, Juego de roles y acción en vivo, Juegos de fantasía, Juegos de computad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CO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en" fo:country="GB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Bookman Old Style" style:font-name-complex="Bookman Old Sty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>
        <style:tab-stops>
          <style:tab-stop style:position="2.54cm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Arial Unicode MS1" style:font-size-complex="18pt" style:font-weight-complex="bold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1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Symbol" style:font-name-complex="Symbol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body1" style:family="text" style:parent-style-name="Default_20_Paragraph_20_Font">
      <style:text-properties fo:color="#000000" style:font-name="Verdana" fo:font-size="9pt" style:font-size-asian="9pt" style:font-name-complex="Verdana" style:font-size-complex="9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095cm" fo:margin-bottom="0.499cm" fo:margin-left="2.164cm" fo:margin-right="2.18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002cm" fo:margin-bottom="1cm" fo:margin-left="2.251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ki Sehmi - CV</dc:title>
    <meta:initial-creator>Niki Sehmi</meta:initial-creator>
    <meta:creation-date>2007-03-10T10:04:00</meta:creation-date>
    <dc:date>2013-05-26T13:04:01</dc:date>
    <meta:print-date>2008-09-28T14:33:00</meta:print-date>
    <meta:editing-cycles>345</meta:editing-cycles>
    <meta:editing-duration>P6DT13H23M9S</meta:editing-duration>
    <meta:generator>LibreOffice/3.6$MacOSX_x86 LibreOffice_project/f969faf-c24b504-8c77064-174276e-40b382</meta:generator>
    <meta:document-statistic meta:table-count="0" meta:image-count="10" meta:object-count="0" meta:page-count="3" meta:paragraph-count="68" meta:word-count="772" meta:character-count="5044" meta:non-whitespace-character-count="4341"/>
  </office:meta>
</office:document-meta>
</file>